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hrist, The Selected One (1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Christ, The Selected One (1:1-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velation (1:1-2a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velation (1:1-2a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In the Old Testament, God revealed himself through his messengers (1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 the New Testament, God revealed himself through his Messiah (1:2a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Christ, The Selected One (1:1-3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Revelation (1:1-2a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Creation (1:2b-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Creation (1:2b-3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on made the universe (1:2b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on maintains the universe (1:3b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Christ, The Selected One (1:1-3):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Revelation (1:1-2a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Creation (1:2b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Representation (1: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Purification (1:3c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Hebrews 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Christ, The Selected One (1:1-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CHRIST, THE SUPERIOR ONE (1:4-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CHRIST, THE SUPERIOR ONE (1:4-14):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In regard to his reign (1:8-1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In regard to his reign (1:8-12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It will be a righteous reign (1:8-9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It will be an eternal reign (1:10-12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CHRIST, THE SUPERIOR ONE (1:4-14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In regard to his reign (1:8-1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n regard to his reward (1:13-1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Hebrews 1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Christ, The Selected One (1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CHRIST, THE SUPERIOR ONE (1:4-1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 </dc:title>
    <meta:initial-creator>David STRICKLAND</meta:initial-creator>
    <dc:creator>David STRICKLAND</dc:creator>
    <meta:creation-date>2020-02-24T10:52:32Z</meta:creation-date>
    <dc:date>2020-02-24T10:52:33Z</dc:date>
    <meta:template xlink:href="BibleStudy" xlink:type="simple"/>
    <meta:editing-cycles>1</meta:editing-cycles>
    <meta:editing-duration>PT0S</meta:editing-duration>
    <meta:document-statistic meta:paragraph-count="32" meta:word-count="235"/>
  </office:meta>
</office:document-meta>
</file>